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Ubuntu" officeooo:rsid="00219183" officeooo:paragraph-rsid="00219183"/>
    </style:style>
    <style:style style:name="P2" style:family="paragraph" style:parent-style-name="Footer">
      <style:text-properties style:font-name="Ubuntu" officeooo:rsid="00219183" officeooo:paragraph-rsid="0022d6f2"/>
    </style:style>
    <style:style style:name="P3" style:family="paragraph" style:parent-style-name="Standard">
      <style:paragraph-properties fo:text-align="center" style:justify-single-word="false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2pt" style:text-underline-style="solid" style:text-underline-width="auto" style:text-underline-color="font-color" officeooo:rsid="00334704" officeooo:paragraph-rsid="0033470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5pt" fo:font-weight="bold" officeooo:rsid="001fc501" officeooo:paragraph-rsid="001fc501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style:font-name="Ubuntu" officeooo:rsid="001e3175" officeooo:paragraph-rsid="001e3175"/>
    </style:style>
    <style:style style:name="P7" style:family="paragraph" style:parent-style-name="Standard"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8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8pt" style:text-underline-style="solid" style:text-underline-width="auto" style:text-underline-color="font-color" fo:font-weight="normal" officeooo:rsid="002951e4" officeooo:paragraph-rsid="002951e4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24e2ac" officeooo:paragraph-rsid="001e3175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Ubuntu" fo:font-size="16pt" style:text-underline-style="solid" style:text-underline-width="auto" style:text-underline-color="font-color" fo:font-weight="normal" officeooo:rsid="002951e4" officeooo:paragraph-rsid="002951e4" style:font-size-asian="16pt" style:font-weight-asian="normal" style:font-size-complex="16pt" style:font-weight-complex="normal"/>
    </style:style>
    <style:style style:name="P11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solid" style:text-underline-width="auto" style:text-underline-color="font-color" fo:font-weight="normal" officeooo:rsid="002951e4" officeooo:paragraph-rsid="002951e4" style:font-size-asian="16pt" style:font-weight-asian="normal" style:font-size-complex="16pt" style:font-weight-complex="normal"/>
    </style:style>
    <style:style style:name="P12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officeooo:rsid="002ddba4" officeooo:paragraph-rsid="002ddba4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33ca9b" officeooo:paragraph-rsid="0033ca9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40e8b" officeooo:paragraph-rsid="00440e8b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4e1cf2" officeooo:paragraph-rsid="004e1cf2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54d8ae" officeooo:paragraph-rsid="0054d8ae" style:font-size-asian="12.25pt" style:font-size-complex="14pt"/>
    </style:style>
    <style:style style:name="P17" style:family="paragraph" style:parent-style-name="Standard">
      <style:text-properties style:font-name="Ubuntu" officeooo:rsid="002faff0" officeooo:paragraph-rsid="002faff0"/>
    </style:style>
    <style:style style:name="P18" style:family="paragraph" style:parent-style-name="Standard">
      <style:text-properties style:font-name="Ubuntu" fo:font-style="italic" officeooo:rsid="0033527c" officeooo:paragraph-rsid="0033527c" style:font-style-asian="italic" style:font-style-complex="italic"/>
    </style:style>
    <style:style style:name="P19" style:family="paragraph" style:parent-style-name="Standard">
      <style:text-properties style:font-name="Ubuntu" fo:font-style="italic" officeooo:rsid="002faff0" officeooo:paragraph-rsid="00527818" style:font-style-asian="italic" style:font-style-complex="italic"/>
    </style:style>
    <style:style style:name="P20" style:family="paragraph" style:parent-style-name="Standard">
      <style:text-properties style:font-name="Ubuntu" fo:font-style="italic" officeooo:rsid="0054305e" officeooo:paragraph-rsid="0054305e" style:font-style-asian="italic" style:font-style-complex="italic"/>
    </style:style>
    <style:style style:name="P21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363148" officeooo:paragraph-rsid="00363148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Ubuntu" fo:font-style="normal" style:text-underline-style="solid" style:text-underline-width="auto" style:text-underline-color="font-color" fo:font-weight="bold" officeooo:rsid="0045fbf4" officeooo:paragraph-rsid="0045fbf4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Ubuntu" fo:font-style="normal" style:text-underline-style="none" fo:font-weight="normal" officeooo:rsid="00363148" officeooo:paragraph-rsid="0036314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Ubuntu" fo:font-style="normal" style:text-underline-style="none" fo:font-weight="normal" officeooo:rsid="00462b38" officeooo:paragraph-rsid="00462b3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Ubuntu" fo:font-style="normal" style:text-underline-style="none" fo:font-weight="normal" officeooo:rsid="00473be0" officeooo:paragraph-rsid="00473be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Ubuntu" style:text-underline-style="solid" style:text-underline-width="auto" style:text-underline-color="font-color" fo:font-weight="bold" officeooo:rsid="002faff0" officeooo:paragraph-rsid="00527818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66d4e9" officeooo:paragraph-rsid="0066d4e9" style:font-weight-asian="bold" style:font-weight-complex="bold"/>
    </style:style>
    <style:style style:name="P29" style:family="paragraph" style:parent-style-name="Standard">
      <style:text-properties style:font-name="Ubuntu" officeooo:rsid="001c44ef" officeooo:paragraph-rsid="001c44ef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Ubuntu" fo:font-size="22pt" fo:font-weight="bold" officeooo:rsid="001fc501" officeooo:paragraph-rsid="001fc501" style:font-size-asian="22pt" style:font-weight-asian="bold" style:font-size-complex="22pt" style:font-weight-complex="bold"/>
    </style:style>
    <style:style style:name="P31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24e2ac" officeooo:paragraph-rsid="006592f2" style:font-size-asian="16pt" style:font-weight-asian="normal" style:font-size-complex="16pt" style:font-weight-complex="normal"/>
    </style:style>
    <style:style style:name="P32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style:text-underline-style="none" fo:font-weight="normal" officeooo:rsid="00363148" officeooo:paragraph-rsid="0065ef98" style:font-size-asian="16pt" style:font-weight-asian="normal" style:font-size-complex="16pt" style:font-weight-complex="normal"/>
    </style:style>
    <style:style style:name="P33" style:family="paragraph" style:parent-style-name="Standard" style:list-style-name="L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6pt" fo:font-style="normal" style:text-underline-style="none" fo:font-weight="normal" officeooo:rsid="0045fbf4" officeooo:paragraph-rsid="00665afc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 style:list-style-name="L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35" style:family="paragraph" style:parent-style-name="Standard" style:list-style-name="L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officeooo:paragraph-rsid="00250397"/>
    </style:style>
    <style:style style:name="P36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" fo:font-size="12pt" style:text-underline-style="none" fo:font-weight="normal" officeooo:rsid="00250397" officeooo:paragraph-rsid="0025039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Ubuntu" fo:font-style="italic" style:text-underline-style="solid" style:text-underline-width="auto" style:text-underline-color="font-color" fo:font-weight="bold" officeooo:rsid="002faff0" officeooo:paragraph-rsid="00527818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text-properties style:font-name="Ubuntu" fo:font-style="italic" officeooo:rsid="0054305e" officeooo:paragraph-rsid="0054305e" style:font-style-asian="italic" style:font-style-complex="italic"/>
    </style:style>
    <style:style style:name="P39" style:family="paragraph" style:parent-style-name="Standard" style:list-style-name="L4">
      <style:text-properties style:font-name="Ubuntu" fo:font-style="italic" officeooo:rsid="0054305e" officeooo:paragraph-rsid="00565209" style:font-style-asian="italic" style:font-style-complex="italic"/>
    </style:style>
    <style:style style:name="P40" style:family="paragraph" style:parent-style-name="Standard" style:list-style-name="L4">
      <style:text-properties style:font-name="Ubuntu" fo:font-style="italic" officeooo:rsid="0054305e" officeooo:paragraph-rsid="005a9dc3" style:font-style-asian="italic" style:font-style-complex="italic"/>
    </style:style>
    <style:style style:name="P41" style:family="paragraph" style:parent-style-name="Standard" style:list-style-name="L4">
      <style:text-properties style:font-name="Ubuntu" fo:font-style="italic" officeooo:rsid="0054305e" officeooo:paragraph-rsid="005bbc06" style:font-style-asian="italic" style:font-style-complex="italic"/>
    </style:style>
    <style:style style:name="P42" style:family="paragraph" style:parent-style-name="Standard" style:list-style-name="L4">
      <style:text-properties style:font-name="Ubuntu" fo:font-style="italic" officeooo:rsid="0054305e" officeooo:paragraph-rsid="005f8337" style:font-style-asian="italic" style:font-style-complex="italic"/>
    </style:style>
    <style:style style:name="P43" style:family="paragraph" style:parent-style-name="Standard" style:list-style-name="L4">
      <style:text-properties style:font-name="Ubuntu" fo:font-style="italic" officeooo:rsid="0054305e" officeooo:paragraph-rsid="00600b64" style:font-style-asian="italic" style:font-style-complex="italic"/>
    </style:style>
    <style:style style:name="P44" style:family="paragraph" style:parent-style-name="Standard">
      <style:text-properties style:font-name="Ubuntu" fo:font-style="italic" style:text-underline-style="none" fo:font-weight="bold" officeooo:rsid="00462b38" officeooo:paragraph-rsid="00462b38" style:font-style-asian="italic" style:font-weight-asian="bold" style:font-style-complex="italic" style:font-weight-complex="bold"/>
    </style:style>
    <style:style style:name="P45" style:family="paragraph" style:parent-style-name="Standard" style:list-style-name="L5">
      <style:text-properties style:font-name="Ubuntu" fo:font-style="normal" style:text-underline-style="none" fo:font-weight="normal" officeooo:rsid="003ea7bb" officeooo:paragraph-rsid="003ea7bb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style:font-name="Ubuntu" fo:letter-spacing="normal" fo:font-style="normal" style:text-underline-style="none" fo:font-weight="normal" officeooo:rsid="004fe647" officeooo:paragraph-rsid="004fe647" style:font-style-asian="normal" style:font-weight-asian="normal" style:font-style-complex="normal" style:font-weight-complex="normal"/>
    </style:style>
    <style:style style:name="P48" style:family="paragraph" style:parent-style-name="Standard" style:master-page-name="Standard">
      <style:paragraph-properties fo:text-align="center" style:justify-single-word="false" style:page-number="1"/>
      <style:text-properties style:font-name="Ubuntu" fo:font-size="14pt" style:text-underline-style="solid" style:text-underline-width="auto" style:text-underline-color="font-color" fo:font-weight="bold" officeooo:rsid="0066d4e9" officeooo:paragraph-rsid="0066d4e9" style:font-size-asian="14pt" style:font-weight-asian="bold" style:font-size-complex="14pt" style:font-weight-complex="bold"/>
    </style:style>
    <style:style style:name="T1" style:family="text">
      <style:text-properties fo:font-size="12pt" style:text-underline-style="none" fo:font-weight="normal" officeooo:rsid="00250397" style:font-size-asian="12pt" style:font-weight-asian="normal" style:font-size-complex="12pt" style:font-weight-complex="normal"/>
    </style:style>
    <style:style style:name="T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250397" style:font-size-asian="18pt" style:font-weight-asian="normal" style:font-size-complex="18pt" style:font-weight-complex="normal"/>
    </style:style>
    <style:style style:name="T4" style:family="text">
      <style:text-properties officeooo:rsid="002faff0"/>
    </style:style>
    <style:style style:name="T5" style:family="text">
      <style:text-properties officeooo:rsid="00339416"/>
    </style:style>
    <style:style style:name="T6" style:family="text">
      <style:text-properties officeooo:rsid="00352fda"/>
    </style:style>
    <style:style style:name="T7" style:family="text">
      <style:text-properties officeooo:rsid="00388101"/>
    </style:style>
    <style:style style:name="T8" style:family="text">
      <style:text-properties officeooo:rsid="003ea7bb"/>
    </style:style>
    <style:style style:name="T9" style:family="text">
      <style:text-properties officeooo:rsid="004267c7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4d8ae" style:font-style-asian="normal" style:font-style-complex="normal"/>
    </style:style>
    <style:style style:name="T13" style:family="text">
      <style:text-properties fo:font-style="normal" officeooo:rsid="003ea7bb" style:font-style-asian="normal" style:font-style-complex="normal"/>
    </style:style>
    <style:style style:name="T14" style:family="text">
      <style:text-properties officeooo:rsid="0049d2c6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527818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54d8ae" style:font-weight-asian="bold" style:font-weight-complex="bold"/>
    </style:style>
    <style:style style:name="T18" style:family="text">
      <style:text-properties officeooo:rsid="0052fe98"/>
    </style:style>
    <style:style style:name="T19" style:family="text">
      <style:text-properties officeooo:rsid="00561767"/>
    </style:style>
    <style:style style:name="T20" style:family="text">
      <style:text-properties officeooo:rsid="00565209"/>
    </style:style>
    <style:style style:name="T21" style:family="text">
      <style:text-properties officeooo:rsid="005a9dc3"/>
    </style:style>
    <style:style style:name="T22" style:family="text">
      <style:text-properties officeooo:rsid="005bbc06"/>
    </style:style>
    <style:style style:name="T23" style:family="text">
      <style:text-properties officeooo:rsid="005d31d3"/>
    </style:style>
    <style:style style:name="T24" style:family="text">
      <style:text-properties officeooo:rsid="005ec9a4"/>
    </style:style>
    <style:style style:name="T25" style:family="text">
      <style:text-properties officeooo:rsid="005f8337"/>
    </style:style>
    <style:style style:name="T26" style:family="text">
      <style:text-properties officeooo:rsid="00600b64"/>
    </style:style>
    <style:style style:name="T2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8" style:family="text">
      <style:text-properties fo:font-size="28pt" style:text-underline-style="solid" style:text-underline-width="auto" style:text-underline-color="font-color" officeooo:rsid="00242311" style:font-size-asian="28pt" style:font-size-complex="28pt"/>
    </style:style>
    <style:style style:name="T29" style:family="text">
      <style:text-properties fo:font-size="16pt" style:text-underline-style="none" fo:font-weight="normal" officeooo:rsid="00250397" style:font-size-asian="16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elligence artificielle dans les jeux vidéo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"><text:soft-page-break/><text:span text:style-name="T28">S</text:span><text:span text:style-name="T27">ommaire</text:span></text:p>
      <text:p text:style-name="P6"/>
      <text:p text:style-name="P9"/>
      <text:p text:style-name="P7">Chapitre 1:</text:p>
      <text:p text:style-name="P10"/>
      <text:list xml:id="list4194512908490739521" text:style-name="L1">
        <text:list-item>
          <text:p text:style-name="P31"><text:span text:style-name="T4">L’intelligence artificielle c’est quoi <text:s/>?</text:span><text:tab/></text:p>
        </text:list-item>
        <text:list-item>
          <text:p text:style-name="P31"><text:span text:style-name="T12">Date marquante pour l’IA</text:span><text:tab/></text:p>
        </text:list-item>
        <text:list-item>
          <text:p text:style-name="P32"><text:span text:style-name="T13">Quelle sont ses domaines d’applications </text:span><text:span text:style-name="T11">?<text:tab/></text:span></text:p>
        </text:list-item>
        <text:list-item>
          <text:p text:style-name="P33"><text:span text:style-name="T11">Toutes les IA sont-</text:span><text:span text:style-name="T14">elles</text:span><text:span text:style-name="T11"> les mêmes ?<text:tab/></text:span></text:p>
        </text:list-item>
      </text:list>
      <text:p text:style-name="P8"/>
      <text:p text:style-name="P8">Chapitre 2:</text:p>
      <text:p text:style-name="P11"/>
      <text:list xml:id="list5127407677550158042" text:style-name="L2">
        <text:list-item>
          <text:p text:style-name="P34"><text:span text:style-name="T29">Veille technologique</text:span><text:span text:style-name="T1"><text:tab/></text:span></text:p>
        </text:list-item>
      </text:list>
      <text:p text:style-name="P11"/>
      <text:p text:style-name="P8">Chapitre 3:</text:p>
      <text:p text:style-name="P11"/>
      <text:list xml:id="list1848581722771029513" text:style-name="L3">
        <text:list-item>
          <text:p text:style-name="P35"><text:span text:style-name="T29">Résultat de la veille technologique</text:span><text:span text:style-name="T1"><text:tab/></text:span></text:p>
        </text:list-item>
      </text:list>
      <text:p text:style-name="P36"/>
      <text:p text:style-name="P36"/>
      <text:p text:style-name="P12"><text:span text:style-name="T3">S</text:span><text:span text:style-name="T2">ources</text:span><text:span text:style-name="T1"><text:tab/></text:span></text:p>
      <text:p text:style-name="P48">Chapitre 1</text:p>
      <text:p text:style-name="P28"/>
      <text:p text:style-name="P27">L’intelligence artificielle c’est quoi <text:s/>?</text:p>
      <text:p text:style-name="P17"/>
      <text:p text:style-name="P18">L'intelligence artificielle <text:span text:style-name="T7">c’</text:span>est <text:span text:style-name="T6">tout simplement</text:span> un programme informatique qui imite le comportement <text:span text:style-name="T5">humain.</text:span></text:p>
      <text:p text:style-name="P37"/>
      <text:p text:style-name="P19"><text:span text:style-name="T17">Date marquante pour l’IA</text:span><text:span text:style-name="T16"> </text:span><text:span text:style-name="T15">:</text:span></text:p>
      <text:p text:style-name="P20"/>
      <text:list xml:id="list3959862469200996723" text:style-name="L4">
        <text:list-item>
          <text:p text:style-name="P38">1950 <text:s/>: Alan Turing imagine la machine intelligente</text:p>
        </text:list-item>
        <text:list-item>
          <text:p text:style-name="P38">1956 <text:s/>: l’intelligence artificielle devint une <text:span text:style-name="T19">nouvelle </text:span>science</text:p>
        </text:list-item>
        <text:list-item>
          <text:p text:style-name="P39">1957 <text:s/>: le Perceptron, première machine apprenante <text:span text:style-name="T20">(ancêtre du « deep learning »)</text:span></text:p>
        </text:list-item>
        <text:list-item>
          <text:p text:style-name="P40">1968 <text:s text:c="2"/>: <text:span text:style-name="T21">L’ordinateur HAL, dans « 2001 Odyssée de l’espace », fait découvrir au grand public l’intelligence artificielle.</text:span></text:p>
        </text:list-item>
        <text:list-item>
          <text:p text:style-name="P41">1973 <text:s/>: le premier « hiver » arrive sur l’IA <text:span text:style-name="T22">(Lors d’un débat à la BBC, un mathématicien expose ses doutes sur l’intelligence artificielle. Conséquence <text:s/>: un gel brutal des financements.)</text:span></text:p>
        </text:list-item>
        <text:list-item>
          <text:p text:style-name="P38">1997 <text:s/>: Kasparov s’incline face à Deep Blue <text:span text:style-name="T23">(champion d’échecs battue en 19 coups)</text:span></text:p>
        </text:list-item>
        <text:list-item>
          <text:p text:style-name="P38">2011 <text:s/>: Avec Watson, IBM remporte « Jeopardy ! » <text:span text:style-name="T24">(pc d’ IBM remporte un jeu tv)</text:span></text:p>
        </text:list-item>
        <text:list-item>
          <text:p text:style-name="P42">2013 <text:s/>: les GAFA se ruent sur le « machine learning » <text:span text:style-name="T25">Gafa ( Google, Amazon, Facebook, Apple)</text:span></text:p>
        </text:list-item>
        <text:list-item>
          <text:p text:style-name="P43">2016 <text:s/>: Google devient maître du go <text:span text:style-name="T26">(A Séoul, le logiciel AlphaGo bat le champion Lee Sedol sur un score sans appel. Une victoire qui symbolise les progrès du « deep learning ».)</text:span></text:p>
        </text:list-item>
      </text:list>
      <text:p text:style-name="P20"/>
      <text:p text:style-name="P21"><text:span text:style-name="T8">Quelle sont ses domaines d’applications </text:span>?</text:p>
      <text:p text:style-name="P21"/>
      <text:p text:style-name="P21"/>
      <text:list xml:id="list5486523286015657676" text:style-name="L5">
        <text:list-item>
          <text:p text:style-name="P45">Les mathématiques</text:p>
        </text:list-item>
        <text:list-item>
          <text:p text:style-name="P45">La résolution de problèmes <text:span text:style-name="T18">(jeux vidéo)</text:span></text:p>
        </text:list-item>
        <text:list-item>
          <text:p text:style-name="P45">La médecine et la reproduction du modèle humain</text:p>
        </text:list-item>
        <text:list-item>
          <text:p text:style-name="P45">Les reconnaissances</text:p>
        </text:list-item>
        <text:list-item>
          <text:p text:style-name="P45">La robotique</text:p>
        </text:list-item>
        <text:list-item>
          <text:p text:style-name="P45">L’apprentissage et la didactique</text:p>
        </text:list-item>
        <text:list-item>
          <text:p text:style-name="P45">L’IA et le <text:span text:style-name="T9">langage</text:span></text:p>
        </text:list-item>
        <text:list-item>
          <text:p text:style-name="P45">...</text:p>
        </text:list-item>
      </text:list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>Toutes les IA sont-<text:span text:style-name="T14">elles</text:span> les mêmes ?</text:p>
      <text:p text:style-name="P22"/>
      <text:p text:style-name="P25">Il existe 2 types d’IA <text:span text:style-name="T10">la faible</text:span> et <text:span text:style-name="T10">la forte.</text:span></text:p>
      <text:p text:style-name="P44"/>
      <text:p text:style-name="P26">l'IA faible ou descendante:</text:p>
      <text:p text:style-name="P26"/>
      <text:p text:style-name="P26">imitation fidèle d'un comportement observé et qui est reproduit à l'identique à l'aide d'un programme informatique. Il est très performant dans son domaine mais reste confiné dans celui-ci, sans possibilité d’évoluer.</text:p>
      <text:p text:style-name="P23"/>
      <text:p text:style-name="P47">l'IA forte (ascendante):</text:p>
      <text:p text:style-name="P47"/>
      <text:p text:style-name="P47">cette fois le comportement humain est mimé par suite d'apprentissage et accumulation de connaissances de plus en plus complexes. La machine est dotée d'une sorte de conscience d'elle-même. Les algorithmes évoluent et échappent progressivement au cadre fixé au départ par leurs auteurs.</text:p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46">Chapitre 2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Sources</text:p>
      <text:p text:style-name="P13"><text:a xlink:type="simple" xlink:href="https://www.rtbf.be/info/regions/liege/detail_l-intelligence-artificielle-utilisee-dans-les-jeux-video?id=9199281" text:style-name="Internet_20_link" text:visited-style-name="Visited_20_Internet_20_Link">https://www.rtbf.be/info/regions/liege/detail_l-intelligence-artificielle-utilisee-dans-les-jeux-video?id=9199281</text:a></text:p>
      <text:p text:style-name="P13"/>
      <text:p text:style-name="P14"><text:a xlink:type="simple" xlink:href="https://intelligenceartificielle-tpe.jimdo.com/présentation-de-l-ia/les-domaines-d-application-de-l-ia/" text:style-name="Internet_20_link" text:visited-style-name="Visited_20_Internet_20_Link">https://intelligenceartificielle-tpe.jimdo.com/pr%C3%A9sentation-de-l-ia/les-domaines-d-application-de-l-ia/</text:a></text:p>
      <text:p text:style-name="P14"/>
      <text:p text:style-name="P15"><text:a xlink:type="simple" xlink:href="http://villemin.gerard.free.fr/Wwwgvmm/Logique/IAintro.htm" text:style-name="Internet_20_link" text:visited-style-name="Visited_20_Internet_20_Link">http://villemin.gerard.free.fr/Wwwgvmm/Logique/IAintro.htm</text:a></text:p>
      <text:p text:style-name="P15"/>
      <text:p text:style-name="P16">https://www.lesechos.fr/idees-debats/dossiers/intelligence-artificielle-IA-Gafa-AlphaGo-Watson/index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>
      <style:text-properties style:font-name="Ubuntu" fo:font-family="Ubuntu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officeooo:rsid="00219183" officeooo:paragraph-rsid="00219183"/>
    </style:style>
    <style:style style:name="MP2" style:family="paragraph" style:parent-style-name="Footer">
      <style:text-properties style:font-name="Ubuntu" officeooo:rsid="00219183" officeooo:paragraph-rsid="0022d6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style:next-style-name="Page_20_middle">
      <style:header>
        <text:p text:style-name="MP1">Lassoie Jean-Valentin<text:tab/><text:tab/>Année : 2017-2018</text:p>
      </style:header>
      <style:footer>
        <text:p text:style-name="MP2">IEPSCF Mouscron-Comines<text:tab/><text:tab/>M.Olivier</text:p>
      </style:footer>
    </style:master-page>
    <style:master-page style:name="Page_20_middle" style:display-name="Page middle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52:34.207768108</meta:creation-date>
    <dc:date>2018-01-29T20:22:32.226883134</dc:date>
    <meta:editing-duration>P2DT7H37M28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5" meta:paragraph-count="49" meta:word-count="399" meta:character-count="2779" meta:non-whitespace-character-count="2429"/>
  </office:meta>
</office:document-meta>
</file>